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796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6.37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4.006cm" fo:break-before="auto" style:use-optimal-row-height="true"/>
    </style:style>
    <style:style style:name="ro8" style:family="table-row">
      <style:table-row-properties style:row-height="0.961cm" fo:break-before="auto" style:use-optimal-row-height="true"/>
    </style:style>
    <style:style style:name="ro9" style:family="table-row">
      <style:table-row-properties style:row-height="3.134cm" fo:break-before="auto" style:use-optimal-row-height="false"/>
    </style:style>
    <style:style style:name="ro10" style:family="table-row">
      <style:table-row-properties style:row-height="3.246cm" fo:break-before="auto" style:use-optimal-row-height="false"/>
    </style:style>
    <style:style style:name="ro11" style:family="table-row">
      <style:table-row-properties style:row-height="2.762cm" fo:break-before="auto" style:use-optimal-row-height="false"/>
    </style:style>
    <style:style style:name="ro12" style:family="table-row">
      <style:table-row-properties style:row-height="6.493cm" fo:break-before="auto" style:use-optimal-row-height="false"/>
    </style:style>
    <style:style style:name="ro13" style:family="table-row">
      <style:table-row-properties style:row-height="0.792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1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1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3">
            <text:p>3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4">
            <text:p>4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5">
            <text:p>5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5" table:formula="of:=[.B19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 table:formula="of:=[.B25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5" table:formula="of:=[.B28]+1" office:value-type="float" office:value="12">
            <text:p>12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/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13">
            <text:p>13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4" table:number-rows-spanned="1"/>
          <table:covered-table-cell table:number-columns-repeated="2" table:style-name="ce8"/>
          <table:covered-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11">
            <text:p>11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12">
            <text:p>12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8">
            <text:p>7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1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12">
            <text:p>12</text:p>
          </table:table-cell>
          <table:table-cell table:style-name="ce7"/>
          <table:table-cell table:style-name="ce11"/>
          <table:table-cell table:style-name="ce17" table:number-columns-spanned="4" table:number-rows-spanned="1"/>
          <table:covered-table-cell table:number-columns-repeated="2" table:style-name="ce8"/>
          <table:covered-table-cell table:style-name="ce23"/>
          <table:table-cell table:style-name="Default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5">
            <text:p>11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7">
            <text:p>7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4">
            <text:p>1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 office:value-type="string">
            <text:p>##:20220221_102836</text:p>
          </table:table-cell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7">
            <text:p>7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6">
            <text:p>6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8">
            <text:p>13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3">
            <text:p>14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6">
            <text:p>146</text:p>
          </table:table-cell>
          <table:table-cell table:style-name="ce5" table:formula="of:=[.B14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7">
            <text:p>147</text:p>
          </table:table-cell>
          <table:table-cell table:style-name="ce5" table:formula="of:=[.B14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8">
            <text:p>148</text:p>
          </table:table-cell>
          <table:table-cell table:style-name="ce5" table:formula="of:=[.B14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9">
            <text:p>1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0">
            <text:p>150</text:p>
          </table:table-cell>
          <table:table-cell table:style-name="ce5" table:formula="of:=[.B15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1">
            <text:p>151</text:p>
          </table:table-cell>
          <table:table-cell table:style-name="ce5" table:formula="of:=[.B15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2">
            <text:p>152</text:p>
          </table:table-cell>
          <table:table-cell table:style-name="ce5" table:formula="of:=[.B15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3">
            <text:p>153</text:p>
          </table:table-cell>
          <table:table-cell table:style-name="ce5" table:formula="of:=[.B15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4">
            <text:p>154</text:p>
          </table:table-cell>
          <table:table-cell table:style-name="ce5" table:formula="of:=[.B15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5">
            <text:p>155</text:p>
          </table:table-cell>
          <table:table-cell table:style-name="ce5" table:formula="of:=[.B15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6">
            <text:p>156</text:p>
          </table:table-cell>
          <table:table-cell table:style-name="ce5" table:formula="of:=[.B156]+1" office:value-type="float" office:value="8">
            <text:p>8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2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4"/>
          <table:table-cell table:style-name="ce23"/>
          <table:table-cell table:style-name="Default"/>
          <table:table-cell table:style-name="ce25"/>
          <table:table-cell table:style-name="ce27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2-27T12:30:09.51">
            <text:p>0227 <text:s/>1230</text:p>
          </table:table-cell>
          <table:table-cell table:style-name="ce12" table:formula="of:=NOW()" office:value-type="date" office:date-value="2022-02-27T12:30:09.51">
            <text:p>0227 <text:s/>1230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2-27T12:30:09.51">
            <text:p>0227 <text:s/>1230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2-27T12:30:09.51">
            <text:p>0227 <text:s/>1230</text:p>
          </table:table-cell>
          <table:table-cell table:style-name="ce12" table:formula="of:=NOW()" office:value-type="date" office:date-value="2022-02-27T12:30:09.51">
            <text:p>0227 <text:s/>1230</text:p>
          </table:table-cell>
          <table:table-cell table:style-name="ce8" table:number-columns-repeated="2"/>
          <table:table-cell table:number-columns-repeated="5"/>
          <table:table-cell table:style-name="ce2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7"/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7"/>
          <table:table-cell table:number-columns-repeated="1011"/>
        </table:table-row>
        <table:table-row table:style-name="ro14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7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7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7"/>
          <table:table-cell table:number-columns-repeated="1011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022/02/27</text:date>, <text:time>12:3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27T12:30:09.25</dc:date>
    <dc:creator>iwabuchi ken</dc:creator>
    <meta:editing-duration>P14DT2H32M4S</meta:editing-duration>
    <meta:editing-cycles>1976</meta:editing-cycles>
    <meta:generator>OpenOffice/4.1.3$Win32 OpenOffice.org_project/413m1$Build-9783</meta:generator>
    <meta:document-statistic meta:table-count="1" meta:cell-count="614" meta:object-count="0"/>
  </office:meta>
</office:document-meta>
</file>